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8efba" officeooo:paragraph-rsid="0008efba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9f070" officeooo:paragraph-rsid="0009f070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ab868" officeooo:paragraph-rsid="000ab868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ab868" officeooo:paragraph-rsid="000ab868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cb67b" officeooo:paragraph-rsid="000cb67b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d79ed" officeooo:paragraph-rsid="000d79ed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0274c" officeooo:paragraph-rsid="0010274c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1e9c9" officeooo:paragraph-rsid="0011e9c9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3dbde" officeooo:paragraph-rsid="0013dbde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49859" officeooo:paragraph-rsid="00149859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3pt" fo:font-weight="bold" officeooo:rsid="000cb67b" officeooo:paragraph-rsid="000cb67b" fo:background-color="transparent" style:font-name-asian="Calibri" style:font-size-asian="13pt" style:font-weight-asian="bold" style:font-name-complex="Calibri" style:font-size-complex="13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4pt" fo:font-weight="bold" officeooo:rsid="000cb67b" officeooo:paragraph-rsid="000cb67b" fo:background-color="transparent" style:font-name-asian="Calibri" style:font-size-asian="14pt" style:font-weight-asian="bold" style:font-name-complex="Calibri" style:font-size-complex="14pt" style:font-weight-complex="bold"/>
    </style:style>
    <style:style style:name="T1" style:family="text">
      <style:text-properties officeooo:rsid="000ee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dados</text:p>
      <text:p text:style-name="P3"/>
      <text:p text:style-name="P3"/>
      <text:p text:style-name="P2">Banco de dados relacionais</text:p>
      <text:p text:style-name="P2"><text:tab/>Entidades, atributos e relacionamentos</text:p>
      <text:p text:style-name="P4"/>
      <text:p text:style-name="P2">Antes de começar a criação do banco, devemos modelar.</text:p>
      <text:p text:style-name="P2"><text:tab/>Utilizaremos:</text:p>
      <text:p text:style-name="P2"><text:tab/><text:tab/>texto | diagramas | texto</text:p>
      <text:p text:style-name="P2"><text:tab/>Modelo conceitual ou Modelo domínio;</text:p>
      <text:p text:style-name="P2"><text:tab/>Entendimento dos requisitos do sistema;</text:p>
      <text:p text:style-name="P2"><text:tab/>Representação visual;</text:p>
      <text:p text:style-name="P2"><text:tab/>Fundamental para todos que vão trabalhar com dados.</text:p>
      <text:p text:style-name="P4"/>
      <text:p text:style-name="P2">_SGBD</text:p>
      <text:p text:style-name="P2"><text:tab/>Sistema gerencial de banco de dados;</text:p>
      <text:p text:style-name="P2"><text:tab/>Interface para incluir, alterar ou consultar;</text:p>
      <text:p text:style-name="P2"><text:tab/>Tudo o que fazemos em um banco passa pelo SGBD</text:p>
      <text:p text:style-name="P2"><text:tab/>É comum confundirem com banco de dados.</text:p>
      <text:p text:style-name="P4"/>
      <text:p text:style-name="P4"/>
      <text:p text:style-name="P2">Alto nível</text:p>
      <text:p text:style-name="P2"><text:tab/>Linguagem do usuário, ou seja, linguagem do humano</text:p>
      <text:p text:style-name="P4"/>
      <text:p text:style-name="P2">Baixo nível</text:p>
      <text:p text:style-name="P2"><text:tab/>Linguagem de máquina</text:p>
      <text:p text:style-name="P4"/>
      <text:p text:style-name="P4">--------------------------------------------------------------------------------------------------------------------------</text:p>
      <text:p text:style-name="P4"/>
      <text:p text:style-name="P4">_mini-mundo</text:p>
      <text:p text:style-name="P4"/>
      <text:p text:style-name="P4">O banco de dados é uma representação de uma parte do mundo real</text:p>
      <text:p text:style-name="P4"><text:tab/>Relações</text:p>
      <text:p text:style-name="P4"><text:tab/>Abstrações</text:p>
      <text:p text:style-name="P4"/>
      <text:p text:style-name="P4">Abstração</text:p>
      <text:p text:style-name="P4"><text:tab/>Proceco mental;</text:p>
      <text:p text:style-name="P4"><text:tab/>Permite escolher ou isolar um aspecto determinado de coisas complexas;</text:p>
      <text:p text:style-name="P4"><text:tab/>Finalidade de simplificar a sua avaliação</text:p>
      <text:p text:style-name="P4"/>
      <text:p text:style-name="P4">MER <text:tab/></text:p>
      <text:p text:style-name="P4"><text:tab/>Modelo Entidade e Relacionamento;</text:p>
      <text:p text:style-name="P4"><text:tab/>Modelo conceitual;</text:p>
      <text:p text:style-name="P4"><text:tab/>Usado para descrever objetos, suas características e como se relacionam.</text:p>
      <text:p text:style-name="P4"/>
      <text:p text:style-name="P4">DER </text:p>
      <text:p text:style-name="P4"><text:tab/>Diagrama Entidade e Relacionamento</text:p>
      <text:p text:style-name="P4"><text:tab/>Representação gráfica do MER;</text:p>
      <text:p text:style-name="P4"><text:tab/>Muitas vezes é usado como sinônimo;</text:p>
      <text:p text:style-name="P4"><text:soft-page-break/><text:tab/>O diagrama facilita a comunicação entre todos.</text:p>
      <text:p text:style-name="P4"/>
      <text:p text:style-name="P4"/>
      <text:p text:style-name="P4">-----------------------------------------------------------------------------------------------------------------</text:p>
      <text:p text:style-name="P4"/>
      <text:p text:style-name="P4">Entidade é um objeto único no mundo real;</text:p>
      <text:p text:style-name="P4"><text:tab/>Clientes de uma empresa;</text:p>
      <text:p text:style-name="P4"><text:tab/>Carros que são vendidos;</text:p>
      <text:p text:style-name="P4"><text:tab/>Departamento de vendas;</text:p>
      <text:p text:style-name="P4"><text:tab/>Pode ser abstrata ou concreta;</text:p>
      <text:p text:style-name="P4"/>
      <text:p text:style-name="P4">Geralmente são atribuidos a um substantivo</text:p>
      <text:p text:style-name="P4"/>
      <text:p text:style-name="P4"/>
      <text:p text:style-name="P4">Entidade Forte</text:p>
      <text:p text:style-name="P4"><text:tab/>Existe independentemente de outra entidade</text:p>
      <text:p text:style-name="P4"/>
      <text:p text:style-name="P4">Entidade Fraca</text:p>
      <text:p text:style-name="P4"><text:tab/>Dependente de outra entidade</text:p>
      <text:p text:style-name="P4"/>
      <text:p text:style-name="P4"/>
      <text:p text:style-name="P4">------------------------------------------------------------------------------------------------------------------</text:p>
      <text:p text:style-name="P4"/>
      <text:p text:style-name="P4">Cardinalidade</text:p>
      <text:p text:style-name="P4"><text:tab/>Conectividade;</text:p>
      <text:p text:style-name="P4"><text:tab/>Como as entidades se conectam;</text:p>
      <text:p text:style-name="P4"/>
      <text:p text:style-name="P4">Cardinalidades </text:p>
      <text:p text:style-name="P4"><text:tab/>1:1 -&gt; Relacionamento de 1 para 1</text:p>
      <text:p text:style-name="P4"><text:tab/>1:n -&gt; Relacionamento de 1 para muitos</text:p>
      <text:p text:style-name="P4"><text:tab/>n:m -&gt; Relacionamento de muitos para muitos</text:p>
      <text:p text:style-name="P4"/>
      <text:p text:style-name="P4">Cardinalidade mínima</text:p>
      <text:p text:style-name="P4"><text:tab/>Dependendo da entidade, verifica a necessidade de obrigaroriamente ter uma cardinalidade.</text:p>
      <text:p text:style-name="P4"/>
      <text:p text:style-name="P4">Cardinalidade máxima</text:p>
      <text:p text:style-name="P4"><text:tab/>É o máximo de cardinalidade que uma entidade pode ter.</text:p>
      <text:p text:style-name="P4"/>
      <text:p text:style-name="P4">---------------------------------------------------------------------------------------------------------------------</text:p>
      <text:p text:style-name="P4"/>
      <text:p text:style-name="P6">Entidades:</text:p>
      <text:p text:style-name="P5"><text:tab/>Entidades representam um objeto do mundo real e que possuem uma existência independente, <text:tab/>como: pessoas, empresa, carro, casa, entre outras coisas.</text:p>
      <text:p text:style-name="P5"><text:tab/>Existem três tipos de entidade, as entidades fortes, que não dependem de outras entidades para <text:tab/>existirem.</text:p>
      <text:p text:style-name="P5"><text:tab/>As entidades fracas, dependem de outras entidades para existir, ou seja, elas não possuem <text:tab/>existência própria ou não ossuem atributos próprios para identificação, dependendo assim, dos <text:tab/>atributos chave das entidades fortes.</text:p>
      <text:p text:style-name="P5"><text:tab/>E as entidades associativas, que são utilizadas quando existe a necessidade de associar uma <text:tab/>entidade a um relacinamento.</text:p>
      <text:p text:style-name="P5"><text:soft-page-break/></text:p>
      <text:p text:style-name="P6">Atributos:</text:p>
      <text:p text:style-name="P6"><text:tab/>Descrevem as propriedades das entidades. </text:p>
      <text:p text:style-name="P6"><text:tab/>Os tipos de atributos são: simples, copostos, multivalorados, derivados e chave·</text:p>
      <text:p text:style-name="P6"/>
      <text:p text:style-name="P6"><text:tab/>Atributo simples: Sâo indivisíveis, ou seja, são atributos atômicos.</text:p>
      <text:p text:style-name="P6"><text:tab/>Atributo composto: Podem ser divididos em partes menores, que representam outros atributos.</text:p>
      <text:p text:style-name="P6"><text:tab/>Atributo multivalorado: Pode ter um ou N(vários) valores associados a ele.</text:p>
      <text:p text:style-name="P6"><text:tab/>Atributo derivado: Dependem de outro atributo ou até mesmo outra entidade para existir.</text:p>
      <text:p text:style-name="P6"><text:tab/>Atributo chave: É utilizado para identificar de forma única uma entidade.</text:p>
      <text:p text:style-name="P6"/>
      <text:p text:style-name="P6">-----------------------------------------------------------------------------------------------------------------------------------------------</text:p>
      <text:p text:style-name="P6"/>
      <text:p text:style-name="P7">MLDs – MFDs</text:p>
      <text:p text:style-name="P7"/>
      <text:p text:style-name="P7">MLDs → Modelo lógico de dados: É criado a partir das descrições dos dados representadas em um modelo conceitual. Descreve como os dados serão armazenados no banco de dados, identificando as entidades, os atributos, as chaves primárias e estrangeiras e os seus relacionamentos.</text:p>
      <text:p text:style-name="P7">Existem duas formas de se representar, a forma horizontal e a forma vertical.</text:p>
      <text:p text:style-name="P7"/>
      <text:p text:style-name="P7">-----------------------------------------------------------------------------------------------------------------------------------------------</text:p>
      <text:p text:style-name="P7"/>
      <text:p text:style-name="P7">Modelagem de banco de dados é dividida em algumas etapas:</text:p>
      <text:p text:style-name="P7"/>
      <text:p text:style-name="P7">1. Modelo conceitual → nos ajuda a entender com mais detalhes a estrutura do negócio que estamos modelando.</text:p>
      <text:p text:style-name="P7">Nesse modelo, representamos todo e qualquer tipo de situação dentro de um projeto através de entidades, atributos e relacionamentos.</text:p>
      <text:p text:style-name="P7"/>
      <text:p text:style-name="P7"/>
      <text:p text:style-name="P7">Relacionamento Reflexivo ou auto relacionamento:</text:p>
      <text:p text:style-name="P7">1. É a forma utilizada para representar um relacionamento, associação entre objetos da mesma classe, ou seja, quando tempos a ocorência de uma entidade que está associada com outra ocorrências da mesma entidade. Pode se dizer que este relacionamento é uma forma de demonstrar relação hierarquica contida dentro de uma entidade.</text:p>
      <text:p text:style-name="P7">Esse relacionamento pode ter qualquer tipo de cardinalidade, dependendo da situação a qual eles representam.</text:p>
      <text:p text:style-name="P7"/>
      <text:p text:style-name="P7">Esse relacionamento é uma maneira de representar algumas situações dentro de uma empresa e deixar a modelagem do banco de dados ainda mais alinhada com a realidade a ser representada.</text:p>
      <text:p text:style-name="P7"/>
      <text:p text:style-name="P7">-----------------------------------------------------------------------------------------------------------------------------------------------</text:p>
      <text:p text:style-name="P7"/>
      <text:p text:style-name="P16">Algebra relacional é a forma teórica de manipular os dados</text:p>
      <text:p text:style-name="P15"/>
      <text:p text:style-name="P9">- suporte para operações</text:p>
      <text:p text:style-name="P9">- base para o sql</text:p>
      <text:p text:style-name="P9"/>
      <text:p text:style-name="P9"/>
      <text:p text:style-name="P9"/>
      <text:p text:style-name="P9"><text:soft-page-break/></text:p>
      <text:p text:style-name="P9">Ela é dividida em duas partes:</text:p>
      <text:p text:style-name="P9"/>
      <text:p text:style-name="P9">1. Teoria dos conjuntos</text:p>
      <text:p text:style-name="P9"><text:tab/>União</text:p>
      <text:p text:style-name="P9"><text:tab/>Interseção</text:p>
      <text:p text:style-name="P9"><text:tab/>Diferença</text:p>
      <text:p text:style-name="P9"><text:tab/>Produto cartesiano</text:p>
      <text:p text:style-name="P9"/>
      <text:p text:style-name="P9">2. Operações específicas para canco de dados relacionais</text:p>
      <text:p text:style-name="P9"><text:tab/>Seleção</text:p>
      <text:p text:style-name="P9"><text:tab/>Projeção</text:p>
      <text:p text:style-name="P9"><text:tab/>Junção</text:p>
      <text:p text:style-name="P9"/>
      <text:p text:style-name="P9">-------------------------------------------------------------------------------------------------------------------------------------------------</text:p>
      <text:p text:style-name="P9"/>
      <text:p text:style-name="P10">Operação de seleção nos retorna tuplas que satisfaçam uma seleção, ou seja, é necessário um filtro para que seja retornado o que é desejado.</text:p>
      <text:p text:style-name="P10">Faz busca por linha e não retorna duplicação.</text:p>
      <text:p text:style-name="P10">Tupla → Uma linha, um registro na tabela.</text:p>
      <text:p text:style-name="P10">Cabeçalho/Coluna → atributos</text:p>
      <text:p text:style-name="P10">Relação/Entidade → É a união da tupla e cabecalho</text:p>
      <text:p text:style-name="P10"/>
      <text:p text:style-name="P10">--------------------------------------------------------------------------------------------------------------------------------------------------</text:p>
      <text:p text:style-name="P10"/>
      <text:p text:style-name="P10">Operação de projeção é buscar atributos de certa relação, esta operação projeta esses atributos buscado.</text:p>
      <text:p text:style-name="P10">Faz <text:span text:style-name="T1">projeção</text:span> pela coluna, atributo e também não retorna duplicação.</text:p>
      <text:p text:style-name="P10"/>
      <text:p text:style-name="P10">--------------------------------------------------------------------------------------------------------------------------------------------------</text:p>
      <text:p text:style-name="P10"/>
      <text:p text:style-name="P11">Operação união é a junção de duas relações/entidades</text:p>
      <text:p text:style-name="P11"/>
      <text:p text:style-name="P11">--------------------------------------------------------------------------------------------------------------------------------------------------</text:p>
      <text:p text:style-name="P11"/>
      <text:p text:style-name="P11">Operação interseção é a seleção de duas relações/enidades e retorna as tuplas que se encontram em ambas entidades.</text:p>
      <text:p text:style-name="P11"/>
      <text:p text:style-name="P11">--------------------------------------------------------------------------------------------------------------------------------------------------</text:p>
      <text:p text:style-name="P11"/>
      <text:p text:style-name="P12">Operação diferença entre conjuntos nos permite encontrar tuplas que estão em uma relação, mas não estão em outra</text:p>
      <text:p text:style-name="P12"/>
      <text:p text:style-name="P12">--------------------------------------------------------------------------------------------------------------------------------------------------</text:p>
      <text:p text:style-name="P12"/>
      <text:p text:style-name="P13">Produto cartesiano é representado pela produto, ele representa <text:s/>as combinações possíveis das tuplas, isto é, pega uma tupla e multiplica por outra.</text:p>
      <text:p text:style-name="P13"/>
      <text:p text:style-name="P13">O produto cartesiano retorna todas as combinações de tuplas de duas relações, formando assim uma terceira relação contendo todas as combinações possíveis entre os elementos das relações originais.</text:p>
      <text:p text:style-name="P13"/>
      <text:p text:style-name="P13"><text:soft-page-break/>-------------------------------------------------------------------------------------------------------------------------------------------------</text:p>
      <text:p text:style-name="P13"/>
      <text:p text:style-name="P13">A operação junção realiza o produto cartesiano, uma seleção das tuplas com nomes iguals e por fim projeta removendo as colunas com nomes duplicados.</text:p>
      <text:p text:style-name="P13"/>
      <text:p text:style-name="P13">-------------------------------------------------------------------------------------------------------------------------------------------------</text:p>
      <text:p text:style-name="P13"/>
      <text:p text:style-name="P14">Junção a esquerda → busca em duas relações atributos ou informações que são comum entre elas, mas como base a entidade/relação esquerda.</text:p>
      <text:p text:style-name="P14"/>
      <text:p text:style-name="P14">Junção a direita → busca em duas relações atributos ou informações que são comum entre elas, mas como base a entidade/relação a direita.</text:p>
      <text:p text:style-name="P14"/>
      <text:p text:style-name="P14">-------------------------------------------------------------------------------------------------------------------------------------------------</text:p>
      <text:p text:style-name="P14"/>
      <text:p text:style-name="P14">Atribuição: determina a consulta a uma variável temporár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7:46:17.931280179</dc:date>
    <meta:editing-duration>PT1H46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25" meta:word-count="937" meta:character-count="8299" meta:non-whitespace-character-count="7418"/>
  </office:meta>
</office:document-meta>
</file>